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66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6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43</text:p>
          </table:table-cell>
          <table:table-cell table:style-name="ce5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1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1">
          <table:table-cell office:value-type="string">
            <text:p>B_w_011958</text:p>
          </table:table-cell>
          <table:table-cell table:style-name="ce5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2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1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79</text:p>
          </table:table-cell>
          <table:table-cell table:style-name="ce5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1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1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45</text:p>
          </table:table-cell>
          <table:table-cell table:style-name="ce5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1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6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69</text:p>
          </table:table-cell>
          <table:table-cell table:style-name="ce5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1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6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1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8" office:value-type="string">
            <text:p>VERppe</text:p>
          </table:table-cell>
          <table:table-cell table:number-columns-repeated="1012"/>
        </table:table-row>
        <table:table-row table:style-name="ro1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7"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1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table:style-name="ce5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1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7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7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1">
          <table:table-cell office:value-type="string">
            <text:p>B_w_012579</text:p>
          </table:table-cell>
          <table:table-cell table:style-name="ce5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p|m|r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7"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2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table:style-name="ce3"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ail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par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8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34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2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office:value-type="string">
            <text:p>malement</text:p>
          </table:table-cell>
          <table:table-cell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office:value-type="string">
            <text:p>comandement</text:p>
          </table:table-cell>
          <table:table-cell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ö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office:value-type="string">
            <text:p>nïent</text:p>
          </table:table-cell>
          <table:table-cell office:value-type="string">
            <text:p>nïent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asp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aspre.</text:p>
          </table:table-cell>
          <table:table-cell table:number-columns-repeated="1010"/>
        </table:table-row>
        <table:table-row table:style-name="ro1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étiquette le second PROper.</text:p>
          </table:table-cell>
          <table:table-cell table:number-columns-repeated="1010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1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8" office:value-type="string">
            <text:p>sm|r</text:p>
          </table:table-cell>
          <table:table-cell table:number-columns-repeated="1011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beldu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aqui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8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du nom au verbe. Laisser comme cela ou entrée propre ?</text:p>
          </table:table-cell>
          <table:table-cell table:number-columns-repeated="1010"/>
        </table:table-row>
        <table:table-row table:style-name="ro1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office:value-type="string">
            <text:p>dure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table:style-name="ce5" office:value-type="string">
            <text:p>deperçant</text:p>
          </table:table-cell>
          <table:table-cell office:value-type="string">
            <text:p>deperc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ans transcription : dependant.</text:p>
          </table:table-cell>
          <table:table-cell table:number-columns-repeated="1010"/>
        </table:table-row>
        <table:table-row table:style-name="ro1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3</text:p>
          </table:table-cell>
          <table:table-cell table:style-name="ce5" office:value-type="string">
            <text:p>Be????</text:p>
          </table:table-cell>
          <table:table-cell office:value-type="string">
            <text:p>bretu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Bretun.</text:p>
          </table:table-cell>
          <table:table-cell table:number-columns-repeated="1010"/>
        </table:table-row>
        <table:table-row table:style-name="ro1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table:style-name="ce7"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Index : renvoi à Burgoine.</text:p>
          </table:table-cell>
          <table:table-cell table:number-columns-repeated="1010"/>
        </table:table-row>
        <table:table-row table:style-name="ro1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g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dverbe desmesureement à desmesurer.</text:p>
          </table:table-cell>
          <table:table-cell table:number-columns-repeated="1010"/>
        </table:table-row>
        <table:table-row table:style-name="ro1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58</text:p>
          </table:table-cell>
          <table:table-cell table:number-columns-repeated="2" office:value-type="string">
            <text:p>fu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80</text:p>
          </table:table-cell>
          <table:table-cell table:number-columns-repeated="2" office:value-type="string">
            <text:p>gard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3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tornem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esme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adure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sab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l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9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torm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aire|pere1|pie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rompre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0</text:p>
          </table:table-cell>
          <table:table-cell office:value-type="string">
            <text:p>martelement</text:p>
          </table:table-cell>
          <table:table-cell office:value-type="string">
            <text:p>mart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1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04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droi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put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e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dureem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nchie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stor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|liier|l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ssev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|ata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i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alfami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é</text:p>
          </table:table-cell>
          <table:table-cell office:value-type="string">
            <text:p>VERpp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5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|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|orer2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fevr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2</text:p>
          </table:table-cell>
          <table:table-cell table:number-columns-repeated="2" office:value-type="string">
            <text:p>encomb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|guarir|gu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ore3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cors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397</text:p>
          </table:table-cell>
          <table:table-cell office:value-type="string">
            <text:p>valee</text:p>
          </table:table-cell>
          <table:table-cell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orro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|cele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434</text:p>
          </table:table-cell>
          <table:table-cell office:value-type="string">
            <text:p>pensee</text:p>
          </table:table-cell>
          <table:table-cell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2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hant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office:value-type="string">
            <text:p>querre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office:value-type="string">
            <text:p>cras</text:p>
          </table:table-cell>
          <table:table-cell office:value-type="string">
            <text:p>cras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iss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ais|peis|pois2|pois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premiereme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espa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office:value-type="string">
            <text:p>mangier</text:p>
          </table:table-cell>
          <table:table-cell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|couroucier|curecier|cur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2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office:value-type="string">
            <text:p>braz</text:p>
          </table:table-cell>
          <table:table-cell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est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mo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95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626</text:p>
          </table:table-cell>
          <table:table-cell office:value-type="string">
            <text:p>traverser</text:p>
          </table:table-cell>
          <table:table-cell office:value-type="string">
            <text:p>traverse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  <table:database-ranges>
        <table:database-range table:target-range-address="Feuille1.A1:Feuille1.N17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14/07/2016</text:date>, <text:time>00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00:18:32.12</dc:date>
    <dc:creator>Lucence ING</dc:creator>
    <meta:generator>OpenOffice/4.0.1$Win32 OpenOffice.org_project/401m5$Build-9714</meta:generator>
    <meta:editing-duration>PT12H2M22S</meta:editing-duration>
    <meta:editing-cycles>26</meta:editing-cycles>
    <meta:document-statistic meta:table-count="1" meta:cell-count="11528" meta:object-count="0"/>
  </office:meta>
</office:document-meta>
</file>